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erial execution</text:p>
          </table:table-cell>
          <table:table-cell table:style-name="ce1" office:value-type="string" calcext:value-type="string">
            <text:p>benchmarks_parallel</text:p>
          </table:table-cell>
          <table:table-cell table:style-name="ce1" office:value-type="string" calcext:value-type="string">
            <text:p>speedup1</text:p>
          </table:table-cell>
          <table:table-cell table:style-name="ce1" office:value-type="string" calcext:value-type="string">
            <text:p>(solve all+benchmark)_parallel</text:p>
          </table:table-cell>
          <table:table-cell table:style-name="ce1" office:value-type="string" calcext:value-type="string">
            <text:p>speedup2</text:p>
          </table:table-cell>
          <table:table-cell table:style-name="ce1" office:value-type="string" calcext:value-type="string">
            <text:p>solve all parallel</text:p>
          </table:table-cell>
          <table:table-cell table:style-name="ce1" office:value-type="string" calcext:value-type="string">
            <text:p>speedup3</text:p>
          </table:table-cell>
          <table:table-cell table:style-name="ce1" office:value-type="string" calcext:value-type="string">
            <text:p>solve_parallel</text:p>
          </table:table-cell>
          <table:table-cell table:style-name="ce1" office:value-type="string" calcext:value-type="string">
            <text:p>speedup4</text:p>
          </table:table-cell>
        </table:table-row>
        <table:table-row table:style-name="ro1">
          <table:table-cell office:value-type="float" office:value="39997183" calcext:value-type="float">
            <text:p>39997183</text:p>
          </table:table-cell>
          <table:table-cell office:value-type="float" office:value="15566182" calcext:value-type="float">
            <text:p>15566182</text:p>
          </table:table-cell>
          <table:table-cell table:formula="of:=IMDIV([.A2];[.B2])" office:value-type="string" office:string-value="2.56949218504576" calcext:value-type="string">
            <text:p>2.56949218504576</text:p>
          </table:table-cell>
          <table:table-cell office:value-type="float" office:value="31972112" calcext:value-type="float">
            <text:p>31972112</text:p>
          </table:table-cell>
          <table:table-cell table:formula="of:=IMDIV([.A2];[.D2])" office:value-type="string" office:string-value="1.25100221718227" calcext:value-type="string">
            <text:p>1.25100221718227</text:p>
          </table:table-cell>
          <table:table-cell office:value-type="float" office:value="39780860" calcext:value-type="float">
            <text:p>39780860</text:p>
          </table:table-cell>
          <table:table-cell table:formula="of:=IMDIV([.A2];[.F2])" office:value-type="string" office:string-value="1.0054378663508" calcext:value-type="string">
            <text:p>1.0054378663508</text:p>
          </table:table-cell>
          <table:table-cell office:value-type="float" office:value="39756255" calcext:value-type="float">
            <text:p>39756255</text:p>
          </table:table-cell>
          <table:table-cell table:formula="of:=IMDIV([.A2];[.H2])" office:value-type="string" office:string-value="1.00606012814839" calcext:value-type="string">
            <text:p>1.00606012814839</text:p>
          </table:table-cell>
        </table:table-row>
        <table:table-row table:style-name="ro1">
          <table:table-cell office:value-type="float" office:value="40038721" calcext:value-type="float">
            <text:p>40038721</text:p>
          </table:table-cell>
          <table:table-cell office:value-type="float" office:value="15257897" calcext:value-type="float">
            <text:p>15257897</text:p>
          </table:table-cell>
          <table:table-cell table:formula="of:=IMDIV([.A3];[.B3])" office:value-type="string" office:string-value="2.62413103195021" calcext:value-type="string">
            <text:p>2.62413103195021</text:p>
          </table:table-cell>
          <table:table-cell office:value-type="float" office:value="31613743" calcext:value-type="float">
            <text:p>31613743</text:p>
          </table:table-cell>
          <table:table-cell table:formula="of:=IMDIV([.A3];[.D3])" office:value-type="string" office:string-value="1.26649732681132" calcext:value-type="string">
            <text:p>1.26649732681132</text:p>
          </table:table-cell>
          <table:table-cell office:value-type="float" office:value="39259699" calcext:value-type="float">
            <text:p>39259699</text:p>
          </table:table-cell>
          <table:table-cell table:formula="of:=IMDIV([.A3];[.F3])" office:value-type="string" office:string-value="1.01984279094957" calcext:value-type="string">
            <text:p>1.01984279094957</text:p>
          </table:table-cell>
          <table:table-cell office:value-type="float" office:value="39842706" calcext:value-type="float">
            <text:p>39842706</text:p>
          </table:table-cell>
          <table:table-cell table:formula="of:=IMDIV([.A3];[.H3])" office:value-type="string" office:string-value="1.00491972106513" calcext:value-type="string">
            <text:p>1.00491972106513</text:p>
          </table:table-cell>
        </table:table-row>
        <table:table-row table:style-name="ro1">
          <table:table-cell office:value-type="float" office:value="39937941" calcext:value-type="float">
            <text:p>39937941</text:p>
          </table:table-cell>
          <table:table-cell office:value-type="float" office:value="15607223" calcext:value-type="float">
            <text:p>15607223</text:p>
          </table:table-cell>
          <table:table-cell table:formula="of:=IMDIV([.A4];[.B4])" office:value-type="string" office:string-value="2.55893960123463" calcext:value-type="string">
            <text:p>2.55893960123463</text:p>
          </table:table-cell>
          <table:table-cell office:value-type="float" office:value="31639305" calcext:value-type="float">
            <text:p>31639305</text:p>
          </table:table-cell>
          <table:table-cell table:formula="of:=IMDIV([.A4];[.D4])" office:value-type="string" office:string-value="1.26228882081955" calcext:value-type="string">
            <text:p>1.26228882081955</text:p>
          </table:table-cell>
          <table:table-cell office:value-type="float" office:value="39242047" calcext:value-type="float">
            <text:p>39242047</text:p>
          </table:table-cell>
          <table:table-cell table:formula="of:=IMDIV([.A4];[.F4])" office:value-type="string" office:string-value="1.01773337665082" calcext:value-type="string">
            <text:p>1.01773337665082</text:p>
          </table:table-cell>
          <table:table-cell office:value-type="float" office:value="39862626" calcext:value-type="float">
            <text:p>39862626</text:p>
          </table:table-cell>
          <table:table-cell table:formula="of:=IMDIV([.A4];[.H4])" office:value-type="string" office:string-value="1.00188936373635" calcext:value-type="string">
            <text:p>1.00188936373635</text:p>
          </table:table-cell>
        </table:table-row>
        <table:table-row table:style-name="ro1">
          <table:table-cell office:value-type="float" office:value="39990943" calcext:value-type="float">
            <text:p>39990943</text:p>
          </table:table-cell>
          <table:table-cell office:value-type="float" office:value="15353386" calcext:value-type="float">
            <text:p>15353386</text:p>
          </table:table-cell>
          <table:table-cell table:formula="of:=IMDIV([.A5];[.B5])" office:value-type="string" office:string-value="2.60469859873255" calcext:value-type="string">
            <text:p>2.60469859873255</text:p>
          </table:table-cell>
          <table:table-cell office:value-type="float" office:value="31781034" calcext:value-type="float">
            <text:p>31781034</text:p>
          </table:table-cell>
          <table:table-cell table:formula="of:=IMDIV([.A5];[.D5])" office:value-type="string" office:string-value="1.25832730930026" calcext:value-type="string">
            <text:p>1.25832730930026</text:p>
          </table:table-cell>
          <table:table-cell office:value-type="float" office:value="39242207" calcext:value-type="float">
            <text:p>39242207</text:p>
          </table:table-cell>
          <table:table-cell table:formula="of:=IMDIV([.A5];[.F5])" office:value-type="string" office:string-value="1.01907986469772" calcext:value-type="string">
            <text:p>1.01907986469772</text:p>
          </table:table-cell>
          <table:table-cell office:value-type="float" office:value="39812287" calcext:value-type="float">
            <text:p>39812287</text:p>
          </table:table-cell>
          <table:table-cell table:formula="of:=IMDIV([.A5];[.H5])" office:value-type="string" office:string-value="1.00448745885912" calcext:value-type="string">
            <text:p>1.00448745885912</text:p>
          </table:table-cell>
        </table:table-row>
        <table:table-row table:style-name="ro1">
          <table:table-cell office:value-type="float" office:value="39915897" calcext:value-type="float">
            <text:p>39915897</text:p>
          </table:table-cell>
          <table:table-cell office:value-type="float" office:value="14974011" calcext:value-type="float">
            <text:p>14974011</text:p>
          </table:table-cell>
          <table:table-cell table:formula="of:=IMDIV([.A6];[.B6])" office:value-type="string" office:string-value="2.66567835431669" calcext:value-type="string">
            <text:p>2.66567835431669</text:p>
          </table:table-cell>
          <table:table-cell office:value-type="float" office:value="31681746" calcext:value-type="float">
            <text:p>31681746</text:p>
          </table:table-cell>
          <table:table-cell table:formula="of:=IMDIV([.A6];[.D6])" office:value-type="string" office:string-value="1.25990205842822" calcext:value-type="string">
            <text:p>1.25990205842822</text:p>
          </table:table-cell>
          <table:table-cell office:value-type="float" office:value="39209842" calcext:value-type="float">
            <text:p>39209842</text:p>
          </table:table-cell>
          <table:table-cell table:formula="of:=IMDIV([.A6];[.F6])" office:value-type="string" office:string-value="1.01800708607803" calcext:value-type="string">
            <text:p>1.01800708607803</text:p>
          </table:table-cell>
          <table:table-cell office:value-type="float" office:value="39775929" calcext:value-type="float">
            <text:p>39775929</text:p>
          </table:table-cell>
          <table:table-cell table:formula="of:=IMDIV([.A6];[.H6])" office:value-type="string" office:string-value="1.00351891215413" calcext:value-type="string">
            <text:p>1.00351891215413</text:p>
          </table:table-cell>
        </table:table-row>
        <table:table-row table:style-name="ro1">
          <table:table-cell office:value-type="float" office:value="40143231" calcext:value-type="float">
            <text:p>40143231</text:p>
          </table:table-cell>
          <table:table-cell office:value-type="float" office:value="15301800" calcext:value-type="float">
            <text:p>15301800</text:p>
          </table:table-cell>
          <table:table-cell table:formula="of:=IMDIV([.A7];[.B7])" office:value-type="string" office:string-value="2.62343194918245" calcext:value-type="string">
            <text:p>2.62343194918245</text:p>
          </table:table-cell>
          <table:table-cell office:value-type="float" office:value="31761568" calcext:value-type="float">
            <text:p>31761568</text:p>
          </table:table-cell>
          <table:table-cell table:formula="of:=IMDIV([.A7];[.D7])" office:value-type="string" office:string-value="1.26389323726083" calcext:value-type="string">
            <text:p>1.26389323726083</text:p>
          </table:table-cell>
          <table:table-cell office:value-type="float" office:value="39206780" calcext:value-type="float">
            <text:p>39206780</text:p>
          </table:table-cell>
          <table:table-cell table:formula="of:=IMDIV([.A7];[.F7])" office:value-type="string" office:string-value="1.02388492500532" calcext:value-type="string">
            <text:p>1.02388492500532</text:p>
          </table:table-cell>
          <table:table-cell office:value-type="float" office:value="39594188" calcext:value-type="float">
            <text:p>39594188</text:p>
          </table:table-cell>
          <table:table-cell table:formula="of:=IMDIV([.A7];[.H7])" office:value-type="string" office:string-value="1.01386675741399" calcext:value-type="string">
            <text:p>1.01386675741399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07:19:42.186365769</meta:creation-date>
    <dc:date>2021-12-16T13:06:30.787410509</dc:date>
    <meta:editing-duration>PT24M16S</meta:editing-duration>
    <meta:editing-cycles>1</meta:editing-cycles>
    <meta:document-statistic meta:table-count="1" meta:cell-count="63" meta:object-count="0"/>
    <meta:generator>LibreOffice/7.0.4.2$Linux_X86_64 LibreOffice_project/00$Build-2</meta:generator>
  </office:meta>
</office:document-meta>
</file>